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17b" officeooo:paragraph-rsid="0010617b"/>
    </style:style>
    <style:style style:name="P2" style:family="paragraph" style:parent-style-name="Standard">
      <style:paragraph-properties fo:text-align="center" style:justify-single-word="false"/>
      <style:text-properties officeooo:rsid="0010617b" officeooo:paragraph-rsid="0010617b"/>
    </style:style>
    <style:style style:name="P3" style:family="paragraph" style:parent-style-name="Standard">
      <style:text-properties officeooo:rsid="0010617b" officeooo:paragraph-rsid="00106350"/>
    </style:style>
    <style:style style:name="P4" style:family="paragraph" style:parent-style-name="Standard">
      <style:text-properties officeooo:rsid="0010617b" officeooo:paragraph-rsid="0011fa6a"/>
    </style:style>
    <style:style style:name="P5" style:family="paragraph" style:parent-style-name="Standard">
      <style:text-properties officeooo:rsid="0010617b" officeooo:paragraph-rsid="001539d6"/>
    </style:style>
    <style:style style:name="P6" style:family="paragraph" style:parent-style-name="Standard">
      <style:text-properties officeooo:rsid="0010617b" officeooo:paragraph-rsid="00165619"/>
    </style:style>
    <style:style style:name="P7" style:family="paragraph" style:parent-style-name="Standard">
      <style:text-properties fo:font-style="italic" officeooo:rsid="0010617b" officeooo:paragraph-rsid="0010617b" style:font-style-asian="italic" style:font-style-complex="italic"/>
    </style:style>
    <style:style style:name="P8" style:family="paragraph" style:parent-style-name="Standard">
      <style:text-properties officeooo:rsid="0011fa6a" officeooo:paragraph-rsid="0011fa6a"/>
    </style:style>
    <style:style style:name="P9" style:family="paragraph" style:parent-style-name="Standard">
      <style:text-properties officeooo:rsid="0013f923" officeooo:paragraph-rsid="0013f923"/>
    </style:style>
    <style:style style:name="P10" style:family="paragraph" style:parent-style-name="Standard">
      <style:text-properties officeooo:rsid="0013f923" officeooo:paragraph-rsid="001539d6"/>
    </style:style>
    <style:style style:name="P11" style:family="paragraph" style:parent-style-name="Standard">
      <style:text-properties officeooo:rsid="001539d6" officeooo:paragraph-rsid="001539d6"/>
    </style:style>
    <style:style style:name="P12" style:family="paragraph" style:parent-style-name="Standard">
      <style:text-properties officeooo:rsid="00173aff" officeooo:paragraph-rsid="001539d6"/>
    </style:style>
    <style:style style:name="P13" style:family="paragraph" style:parent-style-name="Standard">
      <style:text-properties officeooo:rsid="00173aff" officeooo:paragraph-rsid="00173aff"/>
    </style:style>
    <style:style style:name="P14" style:family="paragraph" style:parent-style-name="Standard">
      <style:text-properties officeooo:rsid="0017fe08" officeooo:paragraph-rsid="0017fe08"/>
    </style:style>
    <style:style style:name="P15" style:family="paragraph" style:parent-style-name="Standard">
      <style:text-properties officeooo:rsid="0018cbfb" officeooo:paragraph-rsid="0018cbfb"/>
    </style:style>
    <style:style style:name="P16" style:family="paragraph" style:parent-style-name="Standard">
      <style:text-properties officeooo:rsid="001b11a3" officeooo:paragraph-rsid="001b11a3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6350"/>
    </style:style>
    <style:style style:name="T3" style:family="text">
      <style:text-properties style:text-position="sub 58%" officeooo:rsid="0011fa6a"/>
    </style:style>
    <style:style style:name="T4" style:family="text">
      <style:text-properties style:text-position="sub 58%" officeooo:rsid="0013f923"/>
    </style:style>
    <style:style style:name="T5" style:family="text">
      <style:text-properties style:text-position="sub 58%" officeooo:rsid="001539d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06350"/>
    </style:style>
    <style:style style:name="T8" style:family="text">
      <style:text-properties style:text-position="0% 100%" style:font-name="Courier New"/>
    </style:style>
    <style:style style:name="T9" style:family="text">
      <style:text-properties style:text-position="0% 100%" style:font-name="Courier New" officeooo:rsid="00106350"/>
    </style:style>
    <style:style style:name="T10" style:family="text">
      <style:text-properties style:text-position="0% 100%" officeooo:rsid="0011fa6a"/>
    </style:style>
    <style:style style:name="T11" style:family="text">
      <style:text-properties style:text-position="0% 100%" officeooo:rsid="0013f923"/>
    </style:style>
    <style:style style:name="T12" style:family="text">
      <style:text-properties style:text-position="0% 100%" officeooo:rsid="001539d6"/>
    </style:style>
    <style:style style:name="T13" style:family="text">
      <style:text-properties style:text-position="0% 100%" officeooo:rsid="0010617b"/>
    </style:style>
    <style:style style:name="T14" style:family="text">
      <style:text-properties style:text-position="0% 100%" officeooo:rsid="00165619"/>
    </style:style>
    <style:style style:name="T15" style:family="text">
      <style:text-properties style:text-position="0% 100%" officeooo:rsid="00173aff"/>
    </style:style>
    <style:style style:name="T16" style:family="text">
      <style:text-properties style:text-position="0% 100%" fo:font-size="10pt" style:font-size-asian="10pt" style:font-size-complex="10pt"/>
    </style:style>
    <style:style style:name="T17" style:family="text">
      <style:text-properties style:text-position="0% 100%" officeooo:rsid="0017fe08"/>
    </style:style>
    <style:style style:name="T18" style:family="text">
      <style:text-properties style:text-position="0% 100%" officeooo:rsid="00199f12"/>
    </style:style>
    <style:style style:name="T19" style:family="text">
      <style:text-properties style:text-position="0% 100%" officeooo:rsid="001b11a3"/>
    </style:style>
    <style:style style:name="T20" style:family="text">
      <style:text-properties officeooo:rsid="00106350"/>
    </style:style>
    <style:style style:name="T21" style:family="text">
      <style:text-properties officeooo:rsid="0011fa6a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106350"/>
    </style:style>
    <style:style style:name="T24" style:family="text">
      <style:text-properties style:text-position="super 58%" officeooo:rsid="001539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Cover<text:span text:style-name="T21">s</text:span></text:p>
      <text:p text:style-name="P2">by Sven Nilsen, 2020</text:p>
      <text:p text:style-name="P1"/>
      <text:p text:style-name="P7">In this paper I introduce Avatar Cover<text:span text:style-name="T21">s, which strengthens symmetric self-normal and adjoint paths.</text:span></text:p>
      <text:p text:style-name="P1"/>
      <text:p text:style-name="P1">An Avatar Cover is a boolean function that describes the “avatar cover <text:span text:style-name="T21">pattern</text:span>” of normal paths<text:span text:style-name="T22"><text:reference-ref text:reference-format="text" text:ref-name="normal paths">[1]</text:reference-ref></text:span> to themselves. <text:span text:style-name="T20">This is u</text:span>s<text:span text:style-name="T20">ed e.g. when working with</text:span> binary operators <text:span text:style-name="T20">for interpreting Avatar Graphs</text:span><text:span text:style-name="T23"><text:reference-ref text:reference-format="text" text:ref-name="avatar graphs">[2]</text:reference-ref></text:span>:</text:p>
      <text:p text:style-name="P4"><text:span text:style-name="T6"/></text:p>
      <text:p text:style-name="P4"><text:span text:style-name="T6"><text:tab/></text:span><text:span text:style-name="T10">f[g</text:span><text:span text:style-name="T3">i→n</text:span><text:span text:style-name="T10">]</text:span><text:span text:style-name="T3">a</text:span><text:span text:style-name="T10"> := \(a : </text:span><text:span text:style-name="T6">𝔹, </text:span><text:span text:style-name="T10">b : </text:span><text:span text:style-name="T6">𝔹</text:span><text:span text:style-name="T10">) = ∀ x, y { g</text:span><text:span text:style-name="T3">n</text:span><text:span text:style-name="T10">(f(x, y)) = f(if a {g</text:span><text:span text:style-name="T3">0</text:span><text:span text:style-name="T10">} else {id}(x), if b {g</text:span><text:span text:style-name="T3">1</text:span><text:span text:style-name="T10">} else {id}(y)) }</text:span></text:p>
      <text:p text:style-name="P4"><text:span text:style-name="T10"/></text:p>
      <text:p text:style-name="P1"><text:tab/>f[g<text:span text:style-name="T1">i→n</text:span>]<text:span text:style-name="T1">a</text:span><text:span text:style-name="T6"> : 𝔹 ⨯ 𝔹 → 𝔹<text:tab/><text:tab/>Uses notation for normal paths `f[g</text:span><text:span text:style-name="T1">i→n</text:span><text:span text:style-name="T6">]` with an underscore `a`</text:span></text:p>
      <text:p text:style-name="P1"><text:tab/>f : T <text:span text:style-name="T6">⨯ T → T<text:tab/><text:tab/><text:tab/></text:span><text:span text:style-name="T10">A binary operator `f`</text:span></text:p>
      <text:p text:style-name="P1"><text:span text:style-name="T6"><text:tab/>g</text:span><text:span text:style-name="T1">i→n</text:span><text:span text:style-name="T6"> : [T → T]<text:tab/><text:tab/><text:tab/></text:span><text:span text:style-name="T10">A list of unary operators `g</text:span><text:span text:style-name="T3">i→n</text:span><text:span text:style-name="T10">`</text:span></text:p>
      <text:p text:style-name="P1"><text:span text:style-name="T6"/></text:p>
      <text:p text:style-name="P8"><text:span text:style-name="T6">Symmetric Avatar Cover </text:span><text:span text:style-name="T11">is the avatar cover pattern of a symmetric normal path:</text:span></text:p>
      <text:p text:style-name="P8"><text:span text:style-name="T11"/></text:p>
      <text:p text:style-name="P8"><text:span text:style-name="T11"><text:tab/>f[g]</text:span><text:span text:style-name="T4">a</text:span><text:span text:style-name="T11"><text:tab/><text:tab/></text:span><text:span text:style-name="T17">Underscore `a` after bracket stands for “avatar cover”</text:span></text:p>
      <text:p text:style-name="P1"><text:span text:style-name="T6"/></text:p>
      <text:p text:style-name="P9"><text:span text:style-name="T6">When the Symmetric Avatar Cover is `and`, it is the same as a symmetric normal path to itself:</text:span></text:p>
      <text:p text:style-name="P9"><text:span text:style-name="T6"/></text:p>
      <text:p text:style-name="P10"><text:span text:style-name="T6"><text:tab/>f[g]</text:span><text:span text:style-name="T1">a</text:span><text:span text:style-name="T6"> &lt;=&gt; and<text:tab/><text:tab/>=&gt;<text:tab/><text:tab/>f[g] &lt;=&gt; f</text:span></text:p>
      <text:p text:style-name="P10"><text:span text:style-name="T6"/></text:p>
      <text:p text:style-name="P10"><text:span text:style-name="T12">This rule is called “Normal </text:span><text:span text:style-name="T6">Symmetric Avatar Cover Transform” </text:span><text:span text:style-name="T14">(NS-ACT)</text:span><text:span text:style-name="T6"> </text:span><text:span text:style-name="T12">in theorem proving</text:span><text:span text:style-name="T6">.</text:span></text:p>
      <text:p text:style-name="P15"><text:span text:style-name="T6">One can use NS-ACT in reverse when </text:span><text:span text:style-name="T19">NS-ACT holds, since no information is lost using the transform.</text:span></text:p>
      <text:p text:style-name="P1"><text:span text:style-name="T6">For example, </text:span><text:span text:style-name="T7">negation of a</text:span><text:span text:style-name="T14">ddition</text:span><text:span text:style-name="T7"> has </text:span><text:span text:style-name="T11">a symmetric</text:span><text:span text:style-name="T7"> avatar cover `and`</text:span><text:span text:style-name="T6">:</text:span></text:p>
      <text:p text:style-name="P1"><text:span text:style-name="T6"/></text:p>
      <text:p text:style-name="P1"><text:span text:style-name="T8">∵</text:span><text:span text:style-name="T6"><text:tab/>-(a + b) = (-a) + (-b)</text:span></text:p>
      <text:p text:style-name="P1"><text:span text:style-name="T8">∴</text:span><text:span text:style-name="T6"><text:tab/>neg(add(a, b)) = add(neg(a), neg(b))</text:span></text:p>
      <text:p text:style-name="P3"><text:span text:style-name="T8">∴</text:span><text:span text:style-name="T6"><text:tab/></text:span><text:span text:style-name="T7">add[neg </text:span><text:span text:style-name="T6">⨯ </text:span><text:span text:style-name="T7">neg → neg] &lt;=&gt; add<text:tab/><text:tab/>Using equational form of normal paths</text:span></text:p>
      <text:p text:style-name="P3"><text:span text:style-name="T9">∴</text:span><text:span text:style-name="T7"><text:tab/>add[neg] &lt;=&gt; add<text:tab/><text:tab/><text:tab/><text:tab/>Using notation for symmetric normal paths</text:span></text:p>
      <text:p text:style-name="P3"><text:span text:style-name="T9">∴</text:span><text:span text:style-name="T7"><text:tab/>add[neg]</text:span><text:span text:style-name="T2">a</text:span><text:span text:style-name="T7"> &lt;=&gt; and<text:tab/><text:tab/><text:tab/><text:tab/></text:span><text:span text:style-name="T11">Using </text:span><text:span text:style-name="T18">reverse </text:span><text:span text:style-name="T12">N</text:span><text:span text:style-name="T14">S-ACT</text:span></text:p>
      <text:p text:style-name="P3"><text:span text:style-name="T11"/></text:p>
      <text:p text:style-name="P9"><text:span text:style-name="T7">W</text:span><text:span text:style-name="T6">hen the Symmetric Avatar Cover is `xor`, it </text:span><text:span text:style-name="T12">is the same as a self-adjoint path</text:span><text:span text:style-name="T24"><text:reference-ref text:reference-format="text" text:ref-name="adjoint paths">[3]</text:reference-ref></text:span><text:span text:style-name="T12"> of `g · f` by `g`.</text:span></text:p>
      <text:p text:style-name="P9"><text:span text:style-name="T12"/></text:p>
      <text:p text:style-name="P10"><text:span text:style-name="T12"><text:tab/>f[g]</text:span><text:span text:style-name="T5">a</text:span><text:span text:style-name="T12"> &lt;=&gt; xor<text:tab/><text:tab/>=&gt;<text:tab/><text:tab/>(g · f)[g </text:span><text:span text:style-name="T13">⨯ </text:span><text:span text:style-name="T12">id → id] &lt;=&gt; (g · f)[id </text:span><text:span text:style-name="T13">⨯ </text:span><text:span text:style-name="T12">g → id]</text:span></text:p>
      <text:p text:style-name="P10"><text:span text:style-name="T12"/></text:p>
      <text:p text:style-name="P11"><text:span text:style-name="T6">This rule is called “Adjoint </text:span><text:span text:style-name="T14">S</text:span><text:span text:style-name="T6">ymmetric Avatar Cover Transform” </text:span><text:span text:style-name="T14">(AS-ACT)</text:span><text:span text:style-name="T6"> in theorem proving.</text:span></text:p>
      <text:p text:style-name="P16"><text:span text:style-name="T6">One can use AS-ACT in reverse when AS-ACT holds, since no information is lost using the transform.</text:span></text:p>
      <text:p text:style-name="P11"><text:span text:style-name="T6">For example, negation of </text:span><text:span text:style-name="T14">multiplication</text:span><text:span text:style-name="T6"> has a symmetric avatar cover `xor`:</text:span></text:p>
      <text:p text:style-name="P11"><text:span text:style-name="T6"/></text:p>
      <text:p text:style-name="P5"><text:span text:style-name="T8">∵</text:span><text:span text:style-name="T6"><text:tab/>-(a · b) = (-a) · b </text:span><text:span text:style-name="T12">= </text:span><text:span text:style-name="T6">a · </text:span><text:span text:style-name="T12">(-</text:span><text:span text:style-name="T6">b</text:span><text:span text:style-name="T12">)</text:span></text:p>
      <text:p text:style-name="P5"><text:span text:style-name="T8">∴</text:span><text:span text:style-name="T6"><text:tab/>neg(</text:span><text:span text:style-name="T12">mul</text:span><text:span text:style-name="T6">(a, b)) = </text:span><text:span text:style-name="T12">mul</text:span><text:span text:style-name="T6">(neg(a), b) </text:span><text:span text:style-name="T12">= mul(a, neg(b))</text:span></text:p>
      <text:p text:style-name="P6"><text:span text:style-name="T8">∴</text:span><text:span text:style-name="T6"><text:tab/></text:span><text:span text:style-name="T14">mul</text:span><text:span text:style-name="T7">[neg </text:span><text:span text:style-name="T6">⨯ </text:span><text:span text:style-name="T14">id</text:span><text:span text:style-name="T7"> → neg] &lt;=&gt; </text:span><text:span text:style-name="T14">mul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neg]<text:tab/><text:tab/><text:tab/></text:span><text:span text:style-name="T14">E</text:span><text:span text:style-name="T7">quational form</text:span></text:p>
      <text:p text:style-name="P6"><text:span text:style-name="T9">∴</text:span><text:span text:style-name="T7"><text:tab/></text:span><text:span text:style-name="T14">(neg </text:span><text:span text:style-name="T6">· </text:span><text:span text:style-name="T14">mul)</text:span><text:span text:style-name="T7">[neg </text:span><text:span text:style-name="T6">⨯ </text:span><text:span text:style-name="T14">id</text:span><text:span text:style-name="T7"> → </text:span><text:span text:style-name="T14">id</text:span><text:span text:style-name="T7">] &lt;=&gt; </text:span><text:span text:style-name="T14">(neg </text:span><text:span text:style-name="T6">· </text:span><text:span text:style-name="T14">mul)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</text:span><text:span text:style-name="T14">id</text:span><text:span text:style-name="T7">]<text:tab/><text:tab/></text:span><text:span text:style-name="T19">A</text:span><text:span text:style-name="T14">djoint path </text:span><text:span text:style-name="T15">form</text:span></text:p>
      <text:p text:style-name="P5"><text:span text:style-name="T9">∴</text:span><text:span text:style-name="T7"><text:tab/></text:span><text:span text:style-name="T14">mul</text:span><text:span text:style-name="T7">[neg]</text:span><text:span text:style-name="T2">a</text:span><text:span text:style-name="T7"> &lt;=&gt; </text:span><text:span text:style-name="T14">xor</text:span><text:span text:style-name="T7"><text:tab/><text:tab/><text:tab/><text:tab/><text:tab/><text:tab/><text:tab/></text:span><text:span text:style-name="T18">Reverse </text:span><text:span text:style-name="T14">AS-ACT</text:span></text:p>
      <text:h text:style-name="P17" text:outline-level="3"><text:span text:style-name="T14">Re</text:span><text:span text:style-name="T6">ferences:</text:span></text:h>
      <text:p text:style-name="P12"><text:span text:style-name="T6"/></text:p>
      <text:p text:style-name="P13"><text:reference-mark-start text:name="normal paths"/><text:span text:style-name="T11">[</text:span><text:span text:style-name="T6">1]</text:span><text:reference-mark-end text:name="normal paths"/><text:span text:style-name="T6"><text:tab/>“Normal Paths”</text:span></text:p>
      <text:p text:style-name="P13"><text:span text:style-name="T6"><text:tab/>Sven Nilsen, 2019</text:span></text:p>
      <text:p text:style-name="P13"><text:span text:style-name="T6"><text:tab/></text:span><text:a xlink:type="simple" xlink:href="https://github.com/advancedresearch/path_semantics/blob/master/papers-wip/normal-paths.pdf" text:style-name="Internet_20_link" text:visited-style-name="Visited_20_Internet_20_Link"><text:span text:style-name="T16">https://github.com/advancedresearch/path_semantics/blob/master/papers-wip/normal-paths.pdf</text:span></text:a></text:p>
      <text:p text:style-name="P13"><text:span text:style-name="T6"/></text:p>
      <text:p text:style-name="P14"><text:reference-mark-start text:name="avatar graphs"/><text:span text:style-name="T6">[2]</text:span><text:reference-mark-end text:name="avatar graphs"/><text:span text:style-name="T6"><text:tab/>“Avatar Graphs”</text:span></text:p>
      <text:p text:style-name="P14"><text:span text:style-name="T6"><text:tab/>Sven Nilsen, 2020</text:span></text:p>
      <text:p text:style-name="P14"><text:span text:style-name="T6"><text:tab/></text:span><text:a xlink:type="simple" xlink:href="https://github.com/advancedresearch/path_semantics/blob/master/papers-wip/avatar-graphs.pdf" text:style-name="Internet_20_link" text:visited-style-name="Visited_20_Internet_20_Link"><text:span text:style-name="T16">https://github.com/advancedresearch/path_semantics/blob/master/papers-wip/avatar-graphs.pdf</text:span></text:a></text:p>
      <text:p text:style-name="P14"><text:span text:style-name="T6"/></text:p>
      <text:p text:style-name="P15"><text:reference-mark-start text:name="adjoint paths"/><text:span text:style-name="T6">[3]</text:span><text:reference-mark-end text:name="adjoint paths"/><text:span text:style-name="T6"><text:tab/>“Adjoint Paths”</text:span></text:p>
      <text:p text:style-name="P15"><text:span text:style-name="T6"><text:tab/>Adam Nemecek, Sven Nilsen, 2020</text:span></text:p>
      <text:p text:style-name="P15"><text:span text:style-name="T6"><text:tab/></text:span><text:a xlink:type="simple" xlink:href="https://github.com/advancedresearch/path_semantics/blob/master/papers-wip/adjoint-paths.pdf" text:style-name="Internet_20_link" text:visited-style-name="Visited_20_Internet_20_Link"><text:span text:style-name="T16">https://github.com/advancedresearch/path_semantics/blob/master/papers-wip/adjoint-paths.pdf</text:span></text:a></text:p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07:52.505263000</meta:creation-date>
    <dc:date>2020-10-12T19:30:02.075098000</dc:date>
    <meta:editing-duration>PT8M3S</meta:editing-duration>
    <meta:editing-cycles>1</meta:editing-cycles>
    <meta:document-statistic meta:table-count="0" meta:image-count="0" meta:object-count="0" meta:page-count="2" meta:paragraph-count="40" meta:word-count="415" meta:character-count="2473" meta:non-whitespace-character-count="2059"/>
    <meta:generator>LibreOffice/5.1.2.2$MacOSX_X86_64 LibreOffice_project/d3bf12ecb743fc0d20e0be0c58ca359301eb705f</meta:generator>
  </office:meta>
</office:document-meta>
</file>